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Beta-62538">
            <text:p>Beta-62538</text:p>
          </table:table-cell>
          <table:table-cell office:value-type="float" office:value="52.8">
            <text:p>52.8</text:p>
          </table:table-cell>
          <table:table-cell office:value-type="float" office:value="-9.57">
            <text:p>-9.57</text:p>
          </table:table-cell>
          <table:table-cell office:value-type="float" office:value="570.0">
            <text:p>5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">
            <text:p>-0.3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DevoyEtal1996,ShennanEtal2018">
            <text:p>DevoyEtal1996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GrN-20144">
            <text:p>GrN-20144</text:p>
          </table:table-cell>
          <table:table-cell office:value-type="float" office:value="52.63">
            <text:p>52.63</text:p>
          </table:table-cell>
          <table:table-cell office:value-type="float" office:value="-9.3">
            <text:p>-9.3</text:p>
          </table:table-cell>
          <table:table-cell office:value-type="float" office:value="250.0">
            <text:p>250.0</text:p>
          </table:table-cell>
          <table:table-cell office:value-type="float" office:value="30.0">
            <text:p>30.0</text:p>
          </table:table-cell>
          <table:table-cell office:value-type="string" office:value="archaeological - wood">
            <text:p>archaeological -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2.21">
            <text:p>2.21</text:p>
          </table:table-cell>
          <table:table-cell office:value-type="float" office:value="2.21">
            <text:p>2.21</text:p>
          </table:table-cell>
          <table:table-cell office:value-type="string" office:value="OSullivan2001,ShennanEtal2018">
            <text:p>OSullivan2001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Beta-62536">
            <text:p>Beta-62536</text:p>
          </table:table-cell>
          <table:table-cell office:value-type="float" office:value="52.8">
            <text:p>52.8</text:p>
          </table:table-cell>
          <table:table-cell office:value-type="float" office:value="-9.57">
            <text:p>-9.57</text:p>
          </table:table-cell>
          <table:table-cell office:value-type="float" office:value="360.0">
            <text:p>3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15">
            <text:p>-0.15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DevoyEtal1996,ShennanEtal2018">
            <text:p>DevoyEtal1996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UBA-22803">
            <text:p>UBA-22803</text:p>
          </table:table-cell>
          <table:table-cell office:value-type="float" office:value="52.79">
            <text:p>52.79</text:p>
          </table:table-cell>
          <table:table-cell office:value-type="float" office:value="-9.49">
            <text:p>-9.49</text:p>
          </table:table-cell>
          <table:table-cell office:value-type="float" office:value="6193.0">
            <text:p>6193.0</text:p>
          </table:table-cell>
          <table:table-cell office:value-type="float" office:value="37.0">
            <text:p>37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17">
            <text:p>0.17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WilliamsDoyle2014,ShennanEtal2018">
            <text:p>WilliamsDoyle2014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UBA-22804">
            <text:p>UBA-22804</text:p>
          </table:table-cell>
          <table:table-cell office:value-type="float" office:value="52.79">
            <text:p>52.79</text:p>
          </table:table-cell>
          <table:table-cell office:value-type="float" office:value="-9.49">
            <text:p>-9.49</text:p>
          </table:table-cell>
          <table:table-cell office:value-type="float" office:value="4955.0">
            <text:p>4955.0</text:p>
          </table:table-cell>
          <table:table-cell office:value-type="float" office:value="39.0">
            <text:p>39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17">
            <text:p>0.17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WilliamsDoyle2014,ShennanEtal2018">
            <text:p>WilliamsDoyle2014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UBA-22805">
            <text:p>UBA-22805</text:p>
          </table:table-cell>
          <table:table-cell office:value-type="float" office:value="53.01">
            <text:p>53.01</text:p>
          </table:table-cell>
          <table:table-cell office:value-type="float" office:value="-9.4">
            <text:p>-9.4</text:p>
          </table:table-cell>
          <table:table-cell office:value-type="float" office:value="5728.0">
            <text:p>5728.0</text:p>
          </table:table-cell>
          <table:table-cell office:value-type="float" office:value="35.0">
            <text:p>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25">
            <text:p>1.25</text:p>
          </table:table-cell>
          <table:table-cell office:value-type="float" office:value="1.48">
            <text:p>1.48</text:p>
          </table:table-cell>
          <table:table-cell office:value-type="float" office:value="1.48">
            <text:p>1.48</text:p>
          </table:table-cell>
          <table:table-cell office:value-type="string" office:value="WilliamsDoyle2014,ShennanEtal2018">
            <text:p>WilliamsDoyle2014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UB-2094">
            <text:p>UB-2094</text:p>
          </table:table-cell>
          <table:table-cell office:value-type="float" office:value="52.58">
            <text:p>52.58</text:p>
          </table:table-cell>
          <table:table-cell office:value-type="float" office:value="-9.73">
            <text:p>-9.73</text:p>
          </table:table-cell>
          <table:table-cell office:value-type="float" office:value="3935.0">
            <text:p>3935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89">
            <text:p>0.89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rson1979,ShennanEtal2018">
            <text:p>Pearson1979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UB-2093">
            <text:p>UB-2093</text:p>
          </table:table-cell>
          <table:table-cell office:value-type="float" office:value="52.58">
            <text:p>52.58</text:p>
          </table:table-cell>
          <table:table-cell office:value-type="float" office:value="-9.73">
            <text:p>-9.73</text:p>
          </table:table-cell>
          <table:table-cell office:value-type="float" office:value="4185.0">
            <text:p>4185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89">
            <text:p>0.89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rson1979,ShennanEtal2018">
            <text:p>Pearson1979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Beta-62537">
            <text:p>Beta-62537</text:p>
          </table:table-cell>
          <table:table-cell office:value-type="float" office:value="52.8">
            <text:p>52.8</text:p>
          </table:table-cell>
          <table:table-cell office:value-type="float" office:value="-9.57">
            <text:p>-9.57</text:p>
          </table:table-cell>
          <table:table-cell office:value-type="float" office:value="530.0">
            <text:p>5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3">
            <text:p>-0.33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DevoyEtal1996,ShennanEtal2018">
            <text:p>DevoyEtal1996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Beta-62539">
            <text:p>Beta-62539</text:p>
          </table:table-cell>
          <table:table-cell office:value-type="float" office:value="52.8">
            <text:p>52.8</text:p>
          </table:table-cell>
          <table:table-cell office:value-type="float" office:value="-9.57">
            <text:p>-9.57</text:p>
          </table:table-cell>
          <table:table-cell office:value-type="float" office:value="2260.0">
            <text:p>22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25">
            <text:p>-1.25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DevoyEtal1996,ShennanEtal2018">
            <text:p>DevoyEtal199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